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8305"/>
    </style:style>
    <style:style style:name="T1" style:family="text">
      <style:text-properties officeooo:rsid="00008305"/>
    </style:style>
    <style:style style:name="T2" style:family="text">
      <style:text-properties officeooo:rsid="00013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supuesto de 100 euros:</text:p>
      <text:p text:style-name="Standard"/>
      <text:p text:style-name="Standard"/>
      <text:p text:style-name="Standard"/>
      <text:p text:style-name="Standard"><text:span text:style-name="T1">Ordenador</text:span> Personal: <text:span text:style-name="T1">Ordenador personal</text:span> personal de gama baja o <text:span text:style-name="T1">portatil</text:span> que cumpla con los requisitos mínimos de sistema para el software de base de datos.</text:p>
      <text:p text:style-name="Standard">Software de Base de Datos: Utilizar una opción de código abierto y gratuita como MySQ<text:span text:style-name="T1">L.</text:span></text:p>
      <text:p text:style-name="Standard">Almacenamiento: Un disco duro externo o unidad USB para respald<text:span text:style-name="T1">ar informacion</text:span>.</text:p>
      <text:p text:style-name="Standard">Coste Aproximado: </text:p>
      <text:p text:style-name="Standard"/>
      <text:p text:style-name="P1"><text:span text:style-name="T1">Ordenador</text:span> Personal: 300 euros (usando un <text:span text:style-name="T1">Ordenador </text:span>existente si es posible).</text:p>
      <text:p text:style-name="Standard">Software de Base de Datos: Gratuito (software de código abierto).</text:p>
      <text:p text:style-name="Standard">Almacenamiento: 50 euros.</text:p>
      <text:p text:style-name="Standard">Justificación:</text:p>
      <text:p text:style-name="Standard">Dado el presupuesto limitado, <text:span text:style-name="T2">usare un </text:span>software de base de datos de código abierto, lo que minimiza los costos. El uso de un Ordenador existente o una de gama baja reduce aún más los gastos. Sin embargo, este enfoque podría tener limitaciones en cuanto a rendimiento y capacidad de almacenamiento.</text:p>
      <text:p text:style-name="Standard"/>
      <text:p text:style-name="Standard">Presupuesto de 1,000 euros:</text:p>
      <text:p text:style-name="Standard"/>
      <text:p text:style-name="Standard">Equipamiento Necesario:</text:p>
      <text:p text:style-name="Standard"/>
      <text:p text:style-name="Standard">Ordenador de Gama Media: un Ordenador de gama media con suficiente potencia de procesamiento y RAM para gestionar la base de datos de manera eficiente.</text:p>
      <text:p text:style-name="Standard">Software de Base de Datos: Puede optar por software comercial como Microsoft SQL Server o Oracle Database.</text:p>
      <text:p text:style-name="Standard">Almacenamiento: Un disco duro interno de alta capacidad o Un solución de almacenamiento en red (NAS) para respaldos seguros.</text:p>
      <text:p text:style-name="Standard">Coste Aproximado:</text:p>
      <text:p text:style-name="Standard"/>
      <text:p text:style-name="Standard">Ordenador de Gama Media: 600 euros.</text:p>
      <text:p text:style-name="Standard">Software de Base de Datos: 400 euros (una licencia básica).</text:p>
      <text:p text:style-name="Standard">Almacenamiento: 200 euros (disco duro interno o NAS).</text:p>
      <text:p text:style-name="Standard">Justificación:</text:p>
      <text:p text:style-name="Standard">Con un presupuesto de 1,000 euros, podemos invertir en Un Ordenador de mayor rendimiento y utilizar software de base de datos comercial, lo que proporciona una mayor estabilidad y soporte técnico. Además, un sistema de almacenamiento más confiable garantiza la seguridad de los datos.</text:p>
      <text:p text:style-name="Standard"/>
      <text:p text:style-name="Standard">Presupuesto de 10,000 euros:</text:p>
      <text:p text:style-name="Standard"/>
      <text:p text:style-name="Standard">Equipamiento Necesario:</text:p>
      <text:p text:style-name="Standard"/>
      <text:p text:style-name="Standard">Servidor de Base de Datos: Adquirir o configurar un servidor dedicado de alta gama con redundancia.</text:p>
      <text:p text:style-name="Standard">Software de Base de Datos: Optar por una licencia empresarial de software de base de datos que incluya características avanzadas de escalabilidad y seguridad.</text:p>
      <text:p text:style-name="Standard">Almacenamiento en Red (SAN): Implementar un sistema de almacenamiento en red para una mayor capacidad y disponibilidad de datos.</text:p>
      <text:p text:style-name="Standard">Respaldo Automatizado: Configurar un sistema de respaldo automatizado y redundante para garantizar la integridad de los datos.</text:p>
      <text:p text:style-name="Standard">Coste Aproximado:</text:p>
      <text:p text:style-name="Standard"><text:soft-page-break/></text:p>
      <text:p text:style-name="Standard">Servidor de Base de Datos: 5,000 euros.</text:p>
      <text:p text:style-name="Standard">Software de Base de Datos: 4,000 euros (licencia empresarial).</text:p>
      <text:p text:style-name="Standard">Almacenamiento en Red (SAN): 2,000 euros.</text:p>
      <text:p text:style-name="Standard">Respaldo Automatizado: 1,000 euros.</text:p>
      <text:p text:style-name="Standard">Justificación:</text:p>
      <text:p text:style-name="Standard">Con un presupuesto de 10,000 euros, podemos implementar una infraestructura de base de datos robusta y altamente disponible. Un servidor dedicado, software empresarial y un sistema de almacenamiento en red garantizan un rendimiento óptimo y la capacidad de crecer con las necesidades de la empresa. Además, un sistema de respaldo automatizado garantiza la seguridad de los datos críticos del negoc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20:10:15.953000000</meta:creation-date>
    <dc:date>2023-09-20T20:21:57.804000000</dc:date>
    <meta:editing-duration>PT8M3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34" meta:word-count="441" meta:character-count="2903" meta:non-whitespace-character-count="2495"/>
  </office:meta>
</office:document-meta>
</file>